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 style:list-style-name="WW8Num6"/>
    <style:style style:name="P3" style:family="paragraph" style:parent-style-name="Standard" style:list-style-name="WW8Num4"/>
    <style:style style:name="P4" style:family="paragraph" style:parent-style-name="Standard" style:list-style-name="WW8Num5"/>
    <style:style style:name="P5" style:family="paragraph" style:parent-style-name="Standard" style:list-style-name="WW8Num3"/>
    <style:style style:name="P6" style:family="paragraph" style:parent-style-name="Standard">
      <style:text-properties officeooo:rsid="00077927" officeooo:paragraph-rsid="00077927"/>
    </style:style>
    <style:style style:name="P7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 table amap_generale regroupe tous les adhérents. Pour souscrire un contrat il faut obligatoirement être sur cette liste et donc recevoir les messages de la liste de diffusion.</text:p>
      <text:p text:style-name="Standard">Liste des champs :</text:p>
      <text:list xml:id="list3703766220" text:style-name="WW8Num2">
        <text:list-item>
          <text:p text:style-name="P1">id (identificateur autoincrémenté)</text:p>
        </text:list-item>
        <text:list-item>
          <text:p text:style-name="P1">Nom</text:p>
        </text:list-item>
        <text:list-item>
          <text:p text:style-name="P1">Prenom</text:p>
        </text:list-item>
        <text:list-item>
          <text:p text:style-name="P1">e_mail (sert de mot de passe)</text:p>
        </text:list-item>
        <text:list-item>
          <text:p text:style-name="P1">Adresse</text:p>
        </text:list-item>
        <text:list-item>
          <text:p text:style-name="P1">Telephone_1</text:p>
        </text:list-item>
        <text:list-item>
          <text:p text:style-name="P1">Telephone_2</text:p>
        </text:list-item>
        <text:list-item>
          <text:p text:style-name="P1">Date_inscription (pour l'ordre des listes d'attente éventuellement)</text:p>
        </text:list-item>
        <text:list-item>
          <text:p text:style-name="P1">Paiement_centre (pour ceux qui ont au moins un contrat dans l'année)</text:p>
        </text:list-item>
        <text:list-item>
          <text:p text:style-name="P1">Date_paiement_centre</text:p>
        </text:list-item>
        <text:list-item>
          <text:p text:style-name="P1">Login (par défaut l'e_mail)</text:p>
        </text:list-item>
        <text:list-item>
          <text:p text:style-name="P1">Mot_passe (par défaut l'e_mail)</text:p>
        </text:list-item>
      </text:list>
      <text:p text:style-name="Standard">Une table amap_xxx pour chaque type de contrat avec les champs :</text:p>
      <text:list xml:id="list1276635304" text:style-name="WW8Num6">
        <text:list-item>
          <text:p text:style-name="P2">id (celui de amap_generale)</text:p>
        </text:list-item>
        <text:list-item>
          <text:p text:style-name="P2">Nom (celui de amap_generale)</text:p>
        </text:list-item>
        <text:list-item>
          <text:p text:style-name="P2">Prenom (celui de amap_generale)</text:p>
        </text:list-item>
        <text:list-item>
          <text:p text:style-name="P2">Contrat_numero (si le producteur le permet : un nouveau contrat pour chaque ajout de produits "en cours de route")</text:p>
        </text:list-item>
        <text:list-item>
          <text:p text:style-name="P2">suite des champs représentant les produits suivis de leurs prix</text:p>
        </text:list-item>
        <text:list-item>
          <text:p text:style-name="P2">Nbre_cheque</text:p>
        </text:list-item>
        <text:list-item>
          <text:p text:style-name="P2">Date_paiement</text:p>
        </text:list-item>
        <text:list-item>
          <text:p text:style-name="P2">Date_debut_contrat</text:p>
        </text:list-item>
        <text:list-item>
          <text:p text:style-name="P2">Date_fin_contrat</text:p>
        </text:list-item>
        <text:list-item>
          <text:p text:style-name="P2">Nbre_livraisons (utile surtout quand des contrats peuvent être pris en cours de route)</text:p>
        </text:list-item>
        <text:list-item>
          <text:p text:style-name="P2">Contrat_verrouille (non modifiable dans tous les cas)</text:p>
        </text:list-item>
      </text:list>
      <text:p text:style-name="Standard">Pour chaque contrat une table amap_xxx_produits avec les champs</text:p>
      <text:list xml:id="list270741116" text:style-name="WW8Num4">
        <text:list-item>
          <text:p text:style-name="P3">Nom_produit</text:p>
        </text:list-item>
        <text:list-item>
          <text:p text:style-name="P3">Quantite</text:p>
        </text:list-item>
        <text:list-item>
          <text:p text:style-name="P3">Prix</text:p>
        </text:list-item>
      </text:list>
      <text:p text:style-name="Standard">Pour les contrats qui le nécessitent une table amap_xxx_liste_attente</text:p>
      <text:list xml:id="list165551017978645" text:continue-list="list1276635304" text:style-name="WW8Num6">
        <text:list-item>
          <text:p text:style-name="P2">id (celui de l'amap générale)</text:p>
        </text:list-item>
        <text:list-item>
          <text:p text:style-name="P2">Nom (celui de l'amap générale)</text:p>
        </text:list-item>
        <text:list-item>
          <text:p text:style-name="P2">Prenom (celui de l'amap générale)</text:p>
        </text:list-item>
        <text:list-item>
          <text:p text:style-name="P2">Date_inscription (pour l'ordre des priorités)</text:p>
        </text:list-item>
      </text:list>
      <text:p text:style-name="Standard">Pour les contrats qui le nécessitent une table amap_xxx_permanences avec les champs</text:p>
      <text:list xml:id="list1871009075" text:style-name="WW8Num5">
        <text:list-item>
          <text:p text:style-name="P4">Date</text:p>
        </text:list-item>
        <text:list-item>
          <text:p text:style-name="P4">Distribution (pour les jours fériés éventuellement : 0=pas de distribution; 1=distribution)</text:p>
        </text:list-item>
        <text:list-item>
          <text:p text:style-name="P4">suite des champs id_x et Personne_x selon le nombre de personnes requises (peu être vide dans ce cas indique juste les dates de livraisons avec les horaires)</text:p>
        </text:list-item>
      </text:list>
      <text:p text:style-name="Standard">Pour les contrats qui le nécessitent une table amap_xxx_dates_livraison avec les champs</text:p>
      <text:list xml:id="list165552163198136" text:continue-numbering="true" text:style-name="WW8Num5">
        <text:list-item>
          <text:p text:style-name="P4">Date</text:p>
        </text:list-item>
        <text:list-item>
          <text:p text:style-name="P4">Heure_deb</text:p>
        </text:list-item>
        <text:list-item>
          <text:p text:style-name="P4">Heure_fin</text:p>
        </text:list-item>
        <text:list-item>
          <text:p text:style-name="P4">Lieu</text:p>
        </text:list-item>
      </text:list>
      <text:p text:style-name="Standard">Pour les contrats qui le nécessitent une table amap_xxx_renouvellements avec les champs de l'amap_generale. Elle contient ceux qui ont une place réservée qui doit être prise par les intéressés.</text:p>
      <text:p text:style-name="Standard">Ainsi qu'une table amap_xxx_du_xx_mois_annee avec les champs identiques à amap_xxx qui va contenir ceux de la table précédente qui ont pris leurs places réservées</text:p>
      <text:p text:style-name="Standard"/>
      <text:p text:style-name="Standard">Une table recettes avec les champs :</text:p>
      <text:list xml:id="list1803094048" text:style-name="WW8Num3">
        <text:list-item>
          <text:p text:style-name="P5">Nom_recette</text:p>
        </text:list-item>
        <text:list-item>
          <text:p text:style-name="P5"><text:soft-page-break/>Auteur (Prenom et Nom de la table générale)</text:p>
        </text:list-item>
        <text:list-item>
          <text:p text:style-name="P5">Date_creation</text:p>
        </text:list-item>
        <text:list-item>
          <text:p text:style-name="P5">Recette (le texte de la recette)</text:p>
        </text:list-item>
        <text:list-item>
          <text:p text:style-name="P5">mot_passe (l'e_mail de la table générale – persiste même en cas de démission de l'auteur)</text:p>
        </text:list-item>
      </text:list>
      <text:p text:style-name="Standard"/>
      <text:p text:style-name="P6">Système</text:p>
      <text:p text:style-name="P6"/>
      <text:p text:style-name="P6">CREATE TABLE `sysmenu` (</text:p>
      <text:p text:style-name="P6"><text:s text:c="2"/>`id` int(11) NOT NULL COMMENT 'Identifiant',</text:p>
      <text:p text:style-name="P6"><text:s text:c="2"/>`name` varchar(16) NOT NULL COMMENT 'Nom du menu',</text:p>
      <text:p text:style-name="P6"><text:s text:c="2"/>`label` varchar(32) NOT NULL COMMENT 'Label à afficher',</text:p>
      <text:p text:style-name="P6"><text:s text:c="2"/>`link` varchar(32) NOT NULL COMMENT 'Lien à activer'</text:p>
      <text:p text:style-name="P6">) ENGINE=InnoDB DEFAULT CHARSET=utf8mb4 COMMENT='Menu du bandeau';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519cm" fo:margin-left="1.249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7cm" fo:margin-left="1.36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008cm" fo:text-indent="-0.635cm" fo:margin-left="9.00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278cm" fo:text-indent="-0.635cm" fo:margin-left="10.27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548cm" fo:text-indent="-0.635cm" fo:margin-left="11.5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19cm" fo:margin-left="1.24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19cm" fo:margin-left="1.249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19cm" fo:margin-left="1.249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19cm" fo:margin-left="1.249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La table amap_generale regroupe tous les adhérents</dc:title>
    <dc:subject/>
    <meta:keyword/>
    <dc:description/>
    <meta:initial-creator>C.Archidoit</meta:initial-creator>
    <meta:creation-date>2009-03-03T08:19:00</meta:creation-date>
    <dc:date>2020-03-27T16:55:49.889935581</dc:date>
    <meta:editing-cycles>11</meta:editing-cycles>
    <meta:editing-duration>PT42M31S</meta:editing-duration>
    <meta:document-statistic meta:table-count="0" meta:image-count="0" meta:object-count="0" meta:page-count="2" meta:paragraph-count="59" meta:word-count="432" meta:character-count="2702" meta:non-whitespace-character-count="2362"/>
    <meta:generator>LibreOffice/6.3.5.2$Linux_X86_64 LibreOffice_project/30$Build-2</meta:generator>
  </office:meta>
</office:document-meta>
</file>